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Arial"/>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ahoma" svg:font-family="Tahoma" style:font-family-generic="system" style:font-pitch="variable"/>
    <style:font-face style:name="微軟正黑體" svg:font-family="微軟正黑體" style:font-family-generic="system" style:font-pitch="variable"/>
  </office:font-face-decls>
  <office:automatic-styles>
    <style:style style:name="P1" style:family="paragraph" style:parent-style-name="Heading_20_3">
      <style:paragraph-properties fo:margin-left="0cm" fo:margin-right="0cm" fo:text-indent="0cm" style:auto-text-indent="false" fo:padding="0.049cm" fo:border="0.06pt solid #e3e3e3"/>
    </style:style>
    <style:style style:name="P2" style:family="paragraph" style:parent-style-name="Heading_20_3">
      <style:paragraph-properties fo:margin-left="0cm" fo:margin-right="0cm" fo:text-indent="0cm" style:auto-text-indent="false" fo:padding="0.049cm" fo:border="0.06pt solid #e3e3e3" fo:keep-with-next="always"/>
      <style:text-properties officeooo:paragraph-rsid="00055f8d"/>
    </style:style>
    <style:style style:name="P3" style:family="paragraph" style:parent-style-name="Heading_20_3">
      <style:paragraph-properties fo:text-align="center" style:justify-single-word="false"/>
      <style:text-properties fo:font-size="16pt" style:font-size-asian="16pt" style:font-size-complex="16pt"/>
    </style:style>
    <style:style style:name="P4" style:family="paragraph" style:parent-style-name="Heading_20_4">
      <style:paragraph-properties fo:margin-left="0cm" fo:margin-right="0cm" fo:text-indent="0cm" style:auto-text-indent="false" fo:padding="0.049cm" fo:border="0.06pt solid #e3e3e3"/>
    </style:style>
    <style:style style:name="P5" style:family="paragraph" style:parent-style-name="Preformatted_20_Text" style:list-style-name="L7">
      <style:paragraph-properties fo:margin-left="0cm" fo:margin-right="0cm" fo:margin-top="0cm" fo:margin-bottom="0.499cm" style:contextual-spacing="false" fo:text-indent="0cm" style:auto-text-indent="false" fo:padding="0.049cm" fo:border="0.06pt solid #e3e3e3" style:writing-mode="lr-tb"/>
    </style:style>
    <style:style style:name="P6" style:family="paragraph" style:parent-style-name="Preformatted_20_Text" style:list-style-name="L7">
      <style:paragraph-properties fo:margin-left="0cm" fo:margin-right="0cm" fo:text-indent="0cm" style:auto-text-indent="false" fo:padding="0.049cm" fo:border="0.06pt solid #e3e3e3" style:writing-mode="lr-tb"/>
    </style:style>
    <style:style style:name="P7" style:family="paragraph" style:parent-style-name="Preformatted_20_Text" style:list-style-name="L7">
      <style:paragraph-properties fo:margin-left="0cm" fo:margin-right="0cm" fo:text-indent="0cm" style:auto-text-indent="false" fo:padding="0.049cm" fo:border="0.06pt solid #e3e3e3"/>
      <style:text-properties loext:padding="0.049cm" loext:border="0.06pt solid #e3e3e3"/>
    </style:style>
    <style:style style:name="P8" style:family="paragraph" style:parent-style-name="Text_20_body">
      <style:paragraph-properties fo:margin-left="0cm" fo:margin-right="0cm" fo:text-indent="0cm" style:auto-text-indent="false" fo:padding="0.049cm" fo:border="0.06pt solid #e3e3e3"/>
    </style:style>
    <style:style style:name="P9" style:family="paragraph" style:parent-style-name="Text_20_body" style:list-style-name="L4">
      <style:paragraph-properties fo:margin-left="0cm" fo:margin-right="0cm" fo:margin-top="0cm" fo:margin-bottom="0cm" style:contextual-spacing="false" fo:text-indent="0cm" style:auto-text-indent="false" fo:padding="0.049cm" fo:border="0.06pt solid #e3e3e3"/>
    </style:style>
    <style:style style:name="P10" style:family="paragraph" style:parent-style-name="Text_20_body" style:list-style-name="L4">
      <style:paragraph-properties fo:margin-left="0cm" fo:margin-right="0cm" fo:text-indent="0cm" style:auto-text-indent="false" fo:padding="0.049cm" fo:border="0.06pt solid #e3e3e3"/>
    </style:style>
    <style:style style:name="P11" style:family="paragraph" style:parent-style-name="Text_20_body" style:list-style-name="L5">
      <style:paragraph-properties fo:margin-left="0cm" fo:margin-right="0cm" fo:margin-top="0cm" fo:margin-bottom="0cm" style:contextual-spacing="false" fo:text-indent="0cm" style:auto-text-indent="false" fo:padding="0.049cm" fo:border="0.06pt solid #e3e3e3"/>
    </style:style>
    <style:style style:name="P12" style:family="paragraph" style:parent-style-name="Text_20_body" style:list-style-name="L5">
      <style:paragraph-properties fo:margin-left="0cm" fo:margin-right="0cm" fo:text-indent="0cm" style:auto-text-indent="false" fo:padding="0.049cm" fo:border="0.06pt solid #e3e3e3"/>
    </style:style>
    <style:style style:name="P13" style:family="paragraph" style:parent-style-name="Text_20_body" style:list-style-name="L6">
      <style:paragraph-properties fo:margin-left="0cm" fo:margin-right="0cm" fo:text-indent="0cm" style:auto-text-indent="false" fo:padding="0.049cm" fo:border="0.06pt solid #e3e3e3"/>
    </style:style>
    <style:style style:name="P14" style:family="paragraph" style:parent-style-name="Text_20_body" style:list-style-name="L6">
      <style:paragraph-properties fo:margin-left="0cm" fo:margin-right="0cm" fo:text-indent="0cm" style:auto-text-indent="false" fo:padding="0.049cm" fo:border="0.06pt solid #e3e3e3"/>
      <style:text-properties officeooo:paragraph-rsid="00069e4f"/>
    </style:style>
    <style:style style:name="P15" style:family="paragraph" style:parent-style-name="Text_20_body">
      <style:paragraph-properties fo:margin-left="0cm" fo:margin-right="0cm" fo:text-indent="0cm" style:auto-text-indent="false" fo:padding="0.049cm" fo:border="0.06pt solid #e3e3e3"/>
      <style:text-properties officeooo:rsid="00055f8d" officeooo:paragraph-rsid="00055f8d"/>
    </style:style>
    <style:style style:name="P16" style:family="paragraph" style:parent-style-name="Text_20_body">
      <style:paragraph-properties fo:margin-left="0cm" fo:margin-right="0cm" fo:text-indent="0cm" style:auto-text-indent="false" fo:padding="0.049cm" fo:border="0.06pt solid #e3e3e3"/>
      <style:text-properties officeooo:paragraph-rsid="00055f8d"/>
    </style:style>
    <style:style style:name="P17" style:family="paragraph" style:parent-style-name="Text_20_body" style:list-style-name="L7">
      <style:paragraph-properties fo:margin-left="0cm" fo:margin-right="0cm" fo:margin-top="0cm" fo:margin-bottom="0cm" style:contextual-spacing="false" fo:text-indent="0cm" style:auto-text-indent="false" fo:padding="0.049cm" fo:border="0.06pt solid #e3e3e3"/>
    </style:style>
    <style:style style:name="P18" style:family="paragraph" style:parent-style-name="Text_20_body" style:list-style-name="L7">
      <style:paragraph-properties fo:margin-left="0cm" fo:margin-right="0cm" fo:text-indent="0cm" style:auto-text-indent="false" fo:padding="0.049cm" fo:border="0.06pt solid #e3e3e3"/>
    </style:style>
    <style:style style:name="T1" style:family="text">
      <style:text-properties loext:padding="0.049cm" loext:border="0.06pt solid #e3e3e3"/>
    </style:style>
    <style:style style:name="T2" style:family="text">
      <style:text-properties officeooo:rsid="0003bdb3"/>
    </style:style>
    <style:style style:name="T3" style:family="text">
      <style:text-properties officeooo:rsid="00055f8d"/>
    </style:style>
    <style:style style:name="T4" style:family="text">
      <style:text-properties officeooo:rsid="00069e4f"/>
    </style:style>
    <style:style style:name="T5" style:family="text">
      <style:text-properties fo:color="#9cdcfe" loext:opacity="100%" style:font-name="Consolas" fo:font-size="10.5pt" fo:font-weight="normal" fo:background-color="#1f1f1f" loext:char-shading-value="0"/>
    </style:style>
    <style:style style:name="T6" style:family="text">
      <style:text-properties fo:color="#cccccc" loext:opacity="100%" style:font-name="Consolas" fo:font-size="10.5pt" fo:font-weight="normal" fo:background-color="#1f1f1f" loext:char-shading-value="0"/>
    </style:style>
    <style:style style:name="T7" style:family="text">
      <style:text-properties officeooo:rsid="00072168"/>
    </style:style>
    <style:style style:name="T8" style:family="text">
      <style:text-properties fo:color="#d4d4d4" loext:opacity="100%" style:font-name="Consolas" fo:font-size="10.5pt" fo:font-weight="normal" fo:background-color="#1f1f1f" loext:char-shading-value="0"/>
    </style:style>
    <style:style style:name="T9" style:family="text">
      <style:text-properties style:font-name="Consolas" fo:font-size="10.5pt" fo:font-weight="normal"/>
    </style:style>
    <style:style style:name="T10" style:family="text">
      <style:text-properties fo:color="#ce9178" loext:opacity="100%" style:font-name="Consolas" fo:font-size="10.5pt" fo:font-weight="normal"/>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3">pollingStationResultExcelToJsonTool</text:h>
      <text:h text:style-name="Heading_20_3" text:outline-level="3">Script Description</text:h>
      <text:p text:style-name="P8">This script processes Excel files <text:span text:style-name="T2">that is the output of PollingPdfDataExtractionTool</text:span> containing polling station data from elections held in various years (2009, 2014, and 2019). It reads these files, validates their content, performs data cleaning, and converts the data into JSON format. The JSON files are then saved in an organized manner based on election years, while any problematic files are moved to an error directory for further inspection.</text:p>
      <text:h text:style-name="P4" text:outline-level="4">Main Functionality</text:h>
      <text:list text:style-name="L4">
        <text:list-item>
          <text:p text:style-name="P10"><text:span text:style-name="Strong_20_Emphasis"><text:span text:style-name="T1">Define Input, Output, and Error Folders</text:span></text:span>:</text:p>
          <text:list>
            <text:list-item>
              <text:p text:style-name="P9">The script defines paths for input, output, and error folders, along with subdirectories corresponding to different election years.</text:p>
            </text:list-item>
          </text:list>
        </text:list-item>
        <text:list-item>
          <text:p text:style-name="P10"><text:span text:style-name="Strong_20_Emphasis"><text:span text:style-name="T1">Validation of Excel Files (</text:span></text:span><text:span text:style-name="Strong_20_Emphasis"><text:span text:style-name="Source_20_Text"><text:span text:style-name="T1">validate_excel_files</text:span></text:span></text:span><text:span text:style-name="Strong_20_Emphasis"><text:span text:style-name="T1">)</text:span></text:span>:</text:p>
          <text:list>
            <text:list-item>
              <text:p text:style-name="P9">This function checks for the presence of Excel files in the specified input subdirectories.</text:p>
            </text:list-item>
            <text:list-item>
              <text:p text:style-name="P9">It ensures that the Excel files contain specific keywords indicating valid data.</text:p>
            </text:list-item>
            <text:list-item>
              <text:p text:style-name="P9">It returns two lists: <text:span text:style-name="Source_20_Text"><text:span text:style-name="T1">valid_files</text:span></text:span> (files that meet the criteria) and <text:span text:style-name="Source_20_Text"><text:span text:style-name="T1">error_files</text:span></text:span> (files that do not).</text:p>
            </text:list-item>
          </text:list>
        </text:list-item>
        <text:list-item>
          <text:p text:style-name="P10"><text:span text:style-name="Strong_20_Emphasis"><text:span text:style-name="T1">Processing Valid Files</text:span></text:span>:</text:p>
          <text:list>
            <text:list-item>
              <text:p text:style-name="P9">For each valid Excel file, the script reads the file into a DataFrame and performs various cleaning tasks:</text:p>
              <text:list>
                <text:list-item>
                  <text:p text:style-name="P9">Fills blank cells with values from the previous cell.</text:p>
                </text:list-item>
                <text:list-item>
                  <text:p text:style-name="P9">Sets the appropriate row as the header.</text:p>
                </text:list-item>
                <text:list-item>
                  <text:p text:style-name="P9">Removes unwanted rows and columns.</text:p>
                </text:list-item>
              </text:list>
            </text:list-item>
            <text:list-item>
              <text:p text:style-name="P9">The script constructs a JSON structure from the cleaned DataFrame.</text:p>
            </text:list-item>
          </text:list>
        </text:list-item>
        <text:list-item>
          <text:p text:style-name="P10"><text:span text:style-name="Strong_20_Emphasis"><text:span text:style-name="T1">Exporting JSON Files</text:span></text:span>:</text:p>
          <text:list>
            <text:list-item>
              <text:p text:style-name="P9">The JSON data is saved to the output folder, maintaining subdirectory structure for clarity.</text:p>
            </text:list-item>
          </text:list>
        </text:list-item>
        <text:list-item>
          <text:p text:style-name="P10"><text:span text:style-name="Strong_20_Emphasis"><text:span text:style-name="T1">Handling Error Files</text:span></text:span>:</text:p>
          <text:list>
            <text:list-item>
              <text:p text:style-name="P10">Files that fail validation or processing are moved to a designated error folder.</text:p>
            </text:list-item>
          </text:list>
        </text:list-item>
      </text:list>
      <text:h text:style-name="P1" text:outline-level="3">Script Dependencies</text:h>
      <text:h text:style-name="P4" text:outline-level="4">Python Libraries</text:h>
      <text:p text:style-name="P8">pip install pandas</text:p>
      <text:p text:style-name="P8"><text:span text:style-name="Strong_20_Emphasis"><text:span text:style-name="T1">openpyxl</text:span></text:span>: For reading and writing Excel files (this is automatically installed with pandas).</text:p>
      <text:list text:style-name="L5">
        <text:list-item>
          <text:p text:style-name="P11"><text:soft-page-break/><text:span text:style-name="Strong_20_Emphasis"><text:span text:style-name="T1">json</text:span></text:span>: For converting data to JSON format (part of the Python standard library).</text:p>
        </text:list-item>
        <text:list-item>
          <text:p text:style-name="P11"><text:span text:style-name="Strong_20_Emphasis"><text:span text:style-name="T1">shutil</text:span></text:span>: For file operations like moving files (part of the Python standard library).</text:p>
        </text:list-item>
        <text:list-item>
          <text:p text:style-name="P12"><text:span text:style-name="Strong_20_Emphasis"><text:span text:style-name="T1">warnings</text:span></text:span>: For suppressing specific warnings (part of the Python standard library).</text:p>
        </text:list-item>
      </text:list>
      <text:h text:style-name="P4" text:outline-level="4">External Dependencies</text:h>
      <text:list text:style-name="L6">
        <text:list-item>
          <text:p text:style-name="P13"><text:span text:style-name="Strong_20_Emphasis"><text:span text:style-name="T1">Ghostscript</text:span></text:span>: Required for the <text:span text:style-name="Source_20_Text"><text:span text:style-name="T1">camelot</text:span></text:span> library to read tables from PDF files. Follow these steps to install Ghostscript:</text:p>
        </text:list-item>
      </text:list>
      <text:p text:style-name="P15">you have installed and set up in fist Tool </text:p>
      <text:h text:style-name="P2" text:outline-level="3">Script Workflow</text:h>
      <text:p text:style-name="P8">The script performs the following tasks:</text:p>
      <text:list text:style-name="L7">
        <text:list-item>
          <text:p text:style-name="P18"><text:span text:style-name="Strong_20_Emphasis"><text:span text:style-name="T1">Define Folders</text:span></text:span>:</text:p>
          <text:list>
            <text:list-item>
              <text:p text:style-name="P17">Set the input, output, error, and subdirectories folders.</text:p>
            </text:list-item>
          </text:list>
        </text:list-item>
        <text:list-item>
          <text:p text:style-name="P18"><text:span text:style-name="Strong_20_Emphasis"><text:span text:style-name="T1">Validate Excel Files</text:span></text:span>:</text:p>
          <text:list>
            <text:list-item>
              <text:p text:style-name="P17">The <text:span text:style-name="Source_20_Text"><text:span text:style-name="T1">validate_excel_files</text:span></text:span> function checks for the presence of Excel files.</text:p>
            </text:list-item>
            <text:list-item>
              <text:p text:style-name="P17">Check the input folder and its subdirectories.</text:p>
            </text:list-item>
            <text:list-item>
              <text:p text:style-name="P17">Identify and list valid Excel files and those with errors based on the presence of specific keywords.</text:p>
            </text:list-item>
          </text:list>
        </text:list-item>
        <text:list-item>
          <text:p text:style-name="P18"><text:span text:style-name="Strong_20_Emphasis"><text:span text:style-name="T1">Check Input Folder and Subdirectories</text:span></text:span>:</text:p>
          <text:list>
            <text:list-item>
              <text:p text:style-name="P17">Ensure the base folder exists.</text:p>
            </text:list-item>
            <text:list-item>
              <text:p text:style-name="P17">Verify each subdirectory exists and contains Excel files.</text:p>
            </text:list-item>
          </text:list>
        </text:list-item>
        <text:list-item>
          <text:p text:style-name="P18"><text:span text:style-name="Strong_20_Emphasis"><text:span text:style-name="T1">Identify and Validate Excel Files</text:span></text:span>:</text:p>
          <text:list>
            <text:list-item>
              <text:p text:style-name="P17">Check each Excel file for the presence of specific keywords.</text:p>
            </text:list-item>
            <text:list-item>
              <text:p text:style-name="P17">Return two lists: <text:span text:style-name="Source_20_Text"><text:span text:style-name="T1">valid_files</text:span></text:span> and <text:span text:style-name="Source_20_Text"><text:span text:style-name="T1">error_files</text:span></text:span>.</text:p>
            </text:list-item>
          </text:list>
        </text:list-item>
        <text:list-item>
          <text:p text:style-name="P18"><text:span text:style-name="Strong_20_Emphasis"><text:span text:style-name="T1">Process Valid Files</text:span></text:span>:</text:p>
          <text:list>
            <text:list-item>
              <text:p text:style-name="P17">For each valid Excel file, read the file into a DataFrame.</text:p>
            </text:list-item>
            <text:list-item>
              <text:p text:style-name="P17">Search for specific keywords from <text:span text:style-name="Source_20_Text"><text:span text:style-name="T1">search_strings</text:span></text:span> list.</text:p>
            </text:list-item>
            <text:list-item>
              <text:p text:style-name="P17">Handle missing values using forward fill (ffill).</text:p>
            </text:list-item>
            <text:list-item>
              <text:p text:style-name="P17">Set the appropriate header row.</text:p>
            </text:list-item>
          </text:list>
        </text:list-item>
        <text:list-item>
          <text:p text:style-name="P18"><text:span text:style-name="Strong_20_Emphasis"><text:span text:style-name="T1">Remove Unwanted Rows and Columns</text:span></text:span>:</text:p>
          <text:list>
            <text:list-item>
              <text:p text:style-name="P17">Drop rows and columns based on predefined criteria.</text:p>
            </text:list-item>
            <text:list-item>
              <text:p text:style-name="P17">Remove columns whose headers match any keyword from <text:span text:style-name="Source_20_Text"><text:span text:style-name="T1">drop_columns</text:span></text:span> list.</text:p>
            </text:list-item>
            <text:list-item>
              <text:p text:style-name="P17">Drop rows in the <text:span text:style-name="Source_20_Text"><text:span text:style-name="T1">polling_station</text:span></text:span> column where the row length is 7 or more characters.</text:p>
            </text:list-item>
            <text:list-item>
              <text:p text:style-name="P17">Additionally, drop rows containing specific words from <text:span text:style-name="Source_20_Text"><text:span text:style-name="T1">words_to_drop</text:span></text:span> list.</text:p>
            </text:list-item>
          </text:list>
        </text:list-item>
        <text:list-item>
          <text:p text:style-name="P18"><text:soft-page-break/><text:span text:style-name="Strong_20_Emphasis"><text:span text:style-name="T1">Construct JSON</text:span></text:span>:</text:p>
          <text:list>
            <text:list-item>
              <text:p text:style-name="P18">Create a JSON object with the following structure:</text:p>
              <text:p text:style-name="P7">json</text:p>
              <text:p text:style-name="P7">Copy code</text:p>
              <text:p text:style-name="P6"><text:span text:style-name="Source_20_Text"><text:span text:style-name="T1">{</text:span></text:span></text:p>
              <text:p text:style-name="P6"><text:span text:style-name="Source_20_Text"><text:span text:style-name="T1"><text:s text:c="2"/>"constituency_no": "same as file name",</text:span></text:span></text:p>
              <text:p text:style-name="P6"><text:span text:style-name="Source_20_Text"><text:span text:style-name="T1"><text:s text:c="2"/>"polling_station_id": "polling station id",</text:span></text:span></text:p>
              <text:p text:style-name="P6"><text:span text:style-name="Source_20_Text"><text:span text:style-name="T1"><text:s text:c="2"/>"candidate_name": "candidate name",</text:span></text:span></text:p>
              <text:p text:style-name="P6"><text:span text:style-name="Source_20_Text"><text:span text:style-name="T1"><text:s text:c="2"/>"vote": "vote count",</text:span></text:span></text:p>
              <text:p text:style-name="P6"><text:span text:style-name="Source_20_Text"><text:span text:style-name="T1"><text:s text:c="2"/>"year": "election year"</text:span></text:span></text:p>
              <text:p text:style-name="P5"><text:span text:style-name="Source_20_Text"><text:span text:style-name="T1">}</text:span></text:span></text:p>
            </text:list-item>
          </text:list>
        </text:list-item>
        <text:list-item>
          <text:p text:style-name="P18"><text:span text:style-name="Strong_20_Emphasis"><text:span text:style-name="T1">Store JSON Files</text:span></text:span>:</text:p>
          <text:list>
            <text:list-item>
              <text:p text:style-name="P17">Save the JSON data in the output folder, organized by subdirectories for better understanding.</text:p>
            </text:list-item>
          </text:list>
        </text:list-item>
        <text:list-item>
          <text:p text:style-name="P18"><text:span text:style-name="Strong_20_Emphasis"><text:span text:style-name="T1">Handle Error Files</text:span></text:span>:</text:p>
          <text:list>
            <text:list-item>
              <text:p text:style-name="P18">Store error files in a separate directory for files that could not be converted to JSON.</text:p>
            </text:list-item>
          </text:list>
        </text:list-item>
      </text:list>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Arial"/>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ahoma" svg:font-family="Tahoma" style:font-family-generic="system" style:font-pitch="variable"/>
    <style:font-face style:name="微軟正黑體" svg:font-family="微軟正黑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Tahoma" style:font-size-asian="10.5pt" style:language-asian="zh" style:country-asian="HK"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Tahoma" style:font-size-asian="10.5pt" style:language-asian="zh" style:country-asian="HK"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Tahoma" style:font-family-asian="Tahoma"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8T17:58:53.672000000</meta:creation-date>
    <dc:date>2024-05-28T18:46:03.583000000</dc:date>
    <meta:editing-duration>PT9M16S</meta:editing-duration>
    <meta:editing-cycles>1</meta:editing-cycles>
    <meta:document-statistic meta:table-count="0" meta:image-count="0" meta:object-count="0" meta:page-count="3" meta:paragraph-count="69" meta:word-count="616" meta:character-count="3819" meta:non-whitespace-character-count="3318"/>
    <meta:generator>LibreOffice/24.2.3.2$Windows_X86_64 LibreOffice_project/433d9c2ded56988e8a90e6b2e771ee4e6a5ab2ba</meta:generator>
  </office:meta>
</office:document-meta>
</file>